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29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b811e" officeooo:paragraph-rsid="001b811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d7f75" officeooo:paragraph-rsid="001d7f7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d7f75" officeooo:paragraph-rsid="001d7f7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1d7f75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d7f75" officeooo:paragraph-rsid="001d7f7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e8365" officeooo:paragraph-rsid="001d7f7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7f75" officeooo:paragraph-rsid="001d7f7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d7f75" officeooo:paragraph-rsid="0021d14a" style:font-weight-asian="bold" style:font-weight-complex="bold"/>
    </style:style>
    <style:style style:name="P9" style:family="paragraph" style:parent-style-name="Table_20_Contents" style:list-style-name="L1">
      <style:paragraph-properties fo:text-align="justify" style:justify-single-word="false"/>
      <style:text-properties officeooo:rsid="0021eaf7" officeooo:paragraph-rsid="0021eaf7"/>
    </style:style>
    <style:style style:name="P10" style:family="paragraph" style:parent-style-name="Table_20_Contents" style:list-style-name="L1">
      <style:paragraph-properties fo:text-align="justify" style:justify-single-word="false"/>
    </style:style>
    <style:style style:name="P11" style:family="paragraph" style:parent-style-name="Table_20_Contents" style:list-style-name="L1">
      <style:paragraph-properties fo:text-align="justify" style:justify-single-word="false"/>
      <style:text-properties officeooo:rsid="0022960f" officeooo:paragraph-rsid="0022960f"/>
    </style:style>
    <style:style style:name="P12" style:family="paragraph" style:parent-style-name="Table_20_Contents" style:list-style-name="L1">
      <style:paragraph-properties fo:text-align="justify" style:justify-single-word="false"/>
      <style:text-properties fo:language="es" fo:country="MX" officeooo:rsid="00239794" officeooo:paragraph-rsid="00239794"/>
    </style:style>
    <style:style style:name="T1" style:family="text">
      <style:text-properties fo:font-variant="normal" fo:text-transform="none" fo:color="#24292f" loext:opacity="100%" fo:letter-spacing="normal" fo:font-style="normal"/>
    </style:style>
    <style:style style:name="T2" style:family="text">
      <style:text-properties fo:font-weight="normal" officeooo:rsid="001d7f75" style:font-weight-asian="normal" style:font-weight-complex="normal"/>
    </style:style>
    <style:style style:name="T3" style:family="text">
      <style:text-properties fo:font-weight="normal" officeooo:rsid="001e8365" style:font-weight-asian="normal" style:font-weight-complex="normal"/>
    </style:style>
    <style:style style:name="T4" style:family="text">
      <style:text-properties fo:font-weight="normal" officeooo:rsid="002037d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TESTIN: POSTWORK.</text:p>
      <text:p text:style-name="P1"/>
      <text:p text:style-name="P2">Escenarios a probar:</text:p>
      <text:p text:style-name="P3"/>
      <text:p text:style-name="P4"><text:span text:style-name="T2">-</text:span><text:span text:style-name="T3">Se probará que el monto final(monto inicial + interés – impuestos) sea el correcto.</text:span></text:p>
      <text:p text:style-name="P4"><text:span text:style-name="T3">-Se calculará el </text:span><text:span text:style-name="T4">porcentaje de </text:span><text:span text:style-name="T3">ISR </text:span><text:span text:style-name="T4">a pagar</text:span><text:span text:style-name="T3"> verificando que sea el correcto.</text:span></text:p>
      <text:p text:style-name="P4"><text:span text:style-name="T3">-</text:span><text:span text:style-name="T4">Se verificará que la API se mande llamar en el EndPoint correcto.</text:span></text:p>
      <text:p text:style-name="P6"/>
      <text:p text:style-name="P3"/>
      <text:p text:style-name="P2">Historias de Usuario:</text:p>
      <text:p text:style-name="P3"/>
      <text:p text:style-name="P2"/>
      <table:table table:name="Table1" table:style-name="Table1">
        <table:table-column table:style-name="Table1.A"/>
        <table:table-column table:style-name="Table1.B"/>
        <table:table-row table:style-name="TableLine2419303056608">
          <table:table-cell table:style-name="Table1.A1" office:value-type="string">
            <text:p text:style-name="P8">As a:</text:p>
            <text:p text:style-name="P8">I want:</text:p>
            <text:p text:style-name="P8">Then:</text:p>
          </table:table-cell>
          <table:table-cell table:style-name="Table1.B1" office:value-type="string">
            <text:list xml:id="list2446679583" text:style-name="L1">
              <text:list-item>
                <text:p text:style-name="P9">usuario</text:p>
              </text:list-item>
              <text:list-item>
                <text:p text:style-name="P11">Estimar el monto de ISR a pagar</text:p>
              </text:list-item>
              <text:list-item>
                <text:p text:style-name="P12">se conocerá la cantidad a pagar</text:p>
              </text:list-item>
            </text:list>
          </table:table-cell>
        </table:table-row>
        <table:table-row table:style-name="TableLine2419303052256">
          <table:table-cell table:style-name="Table1.A2" office:value-type="string">
            <text:p text:style-name="P8">As a:</text:p>
            <text:p text:style-name="P8">I want:</text:p>
            <text:p text:style-name="P8">Then:</text:p>
          </table:table-cell>
          <table:table-cell table:style-name="Table1.B2" office:value-type="string">
            <text:list xml:id="list144137584236030" text:continue-numbering="true" text:style-name="L1">
              <text:list-item>
                <text:p text:style-name="P9">usuario</text:p>
              </text:list-item>
              <text:list-item>
                <text:p text:style-name="P12">calcular el porcentaje de ISR a pagar</text:p>
              </text:list-item>
              <text:list-item>
                <text:p text:style-name="P12">se proporcionará el porcentaje que se debe pagar de ISR </text:p>
              </text:list-item>
            </text:list>
          </table:table-cell>
        </table:table-row>
        <table:table-row table:style-name="TableLine2419303055248">
          <table:table-cell table:style-name="Table1.A2" office:value-type="string">
            <text:p text:style-name="P8">As a:</text:p>
            <text:p text:style-name="P8">I want:</text:p>
            <text:p text:style-name="P8">Then:</text:p>
          </table:table-cell>
          <table:table-cell table:style-name="Table1.B2" office:value-type="string">
            <text:list xml:id="list144136685272355" text:continue-numbering="true" text:style-name="L1">
              <text:list-item>
                <text:p text:style-name="P9">usuario</text:p>
              </text:list-item>
              <text:list-item>
                <text:p text:style-name="P12">Solicitar los requerimientos vía API</text:p>
              </text:list-item>
              <text:list-item>
                <text:p text:style-name="P12">Se obtendrá la información solicitada desde un servidor remoto</text:p>
              </text:list-item>
            </text:list>
          </table:table-cell>
        </table:table-row>
        <table:table-row table:style-name="TableLine2419303057696">
          <table:table-cell table:style-name="Table1.A2" office:value-type="string">
            <text:p text:style-name="P8">As a:</text:p>
            <text:p text:style-name="P8">I want:</text:p>
            <text:p text:style-name="P8">Then:</text:p>
          </table:table-cell>
          <table:table-cell table:style-name="Table1.B2" office:value-type="string">
            <text:list xml:id="list144136335954221" text:continue-numbering="true" text:style-name="L1">
              <text:list-item>
                <text:p text:style-name="P10">-</text:p>
              </text:list-item>
              <text:list-item>
                <text:p text:style-name="P10">-</text:p>
              </text:list-item>
              <text:list-item>
                <text:p text:style-name="P10">-</text:p>
              </text:list-item>
            </text:list>
          </table:table-cell>
        </table:table-row>
        <table:table-row table:style-name="TableLine2419303057424">
          <table:table-cell table:style-name="Table1.A2" office:value-type="string">
            <text:p text:style-name="P8">As a:</text:p>
            <text:p text:style-name="P8">I want:</text:p>
            <text:p text:style-name="P8">Then:</text:p>
          </table:table-cell>
          <table:table-cell table:style-name="Table1.B2" office:value-type="string">
            <text:list xml:id="list144136310725937" text:continue-numbering="true" text:style-name="L1">
              <text:list-item>
                <text:p text:style-name="P10">-</text:p>
              </text:list-item>
              <text:list-item>
                <text:p text:style-name="P10">-</text:p>
              </text:list-item>
              <text:list-item>
                <text:p text:style-name="P10">-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2">Preguntas:</text:p>
      <text:p text:style-name="P2"/>
      <text:p text:style-name="P5"><text:span text:style-name="T1">¿Decidiste probar directamente los endpoint, la entidad o ambos? ¿Por qué?</text:span> </text:p>
      <text:p text:style-name="P5">-</text:p>
      <text:p text:style-name="P5"/>
      <text:p text:style-name="P5"><text:span text:style-name="T1">¿Qué ventajas tiene probar directamente los endpoints?</text:span> </text:p>
      <text:p text:style-name="P5">-</text:p>
      <text:p text:style-name="P5"/>
      <text:p text:style-name="P5"><text:span text:style-name="T1">¿Qué ventaja tiene probar la entidad?</text:span> </text:p>
      <text:p text:style-name="P5">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5:54:57.630000000</meta:creation-date>
    <dc:date>2022-04-22T14:32:21.724000000</dc:date>
    <meta:editing-duration>PT3H45S</meta:editing-duration>
    <meta:editing-cycles>9</meta:editing-cycles>
    <meta:generator>LibreOffice/7.0.5.2$Windows_X86_64 LibreOffice_project/64390860c6cd0aca4beafafcfd84613dd9dfb63a</meta:generator>
    <meta:document-statistic meta:table-count="1" meta:image-count="0" meta:object-count="0" meta:page-count="1" meta:paragraph-count="43" meta:word-count="168" meta:character-count="849" meta:non-whitespace-character-count="734"/>
  </office:meta>
</office:document-meta>
</file>